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>
      <style:paragraph-properties fo:margin-left="0.1299in" fo:margin-right="0in"/>
      <style:text-properties style:font-name="Cambria" fo:font-size="11pt" style:font-size-asian="11pt" style:font-name-complex="Tahoma" style:font-size-complex="11pt"/>
    </style:style>
    <style:style style:name="P5" style:family="paragraph" style:parent-style-name="Standard">
      <style:text-properties style:font-name="Cambria" fo:font-size="11pt" officeooo:paragraph-rsid="001c96d7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officeooo:rsid="001c5e9b" officeooo:paragraph-rsid="001c96d7" style:font-size-asian="11pt" style:font-name-complex="Tahoma" style:font-size-complex="11pt"/>
    </style:style>
    <style:style style:name="T1" style:family="text">
      <style:text-properties officeooo:rsid="001c5e9b"/>
    </style:style>
    <style:style style:name="T2" style:family="text">
      <style:text-properties officeooo:rsid="001c96d7"/>
    </style:style>
    <style:style style:name="T3" style:family="text">
      <style:text-properties style:font-name="Cambria" fo:font-size="11pt" style:font-size-asian="11pt" style:font-name-complex="Tahoma" style:font-size-complex="11pt"/>
    </style:style>
    <style:style style:name="T4" style:family="text">
      <style:text-properties style:font-name="Cambria" fo:font-size="11pt" fo:font-weight="bold" style:font-size-asian="11pt" style:font-weight-asian="bold" style:font-name-complex="Tahoma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 do aluno:</text:p>
      <text:p text:style-name="P3">Referência de cada fonte analisada:</text:p>
      <text:p text:style-name="P4"/>
      <text:p text:style-name="P4">https://www.tutorialspoint.com/cprogramming/c_file_io.htm</text:p>
      <text:p text:style-name="P4">https://www.programiz.com/c-programming/c-file-input-output</text:p>
      <text:p text:style-name="P4">https://www.youtube.com/watch?v=MQIF-WMUOL8</text:p>
      <text:p text:style-name="P3"/>
      <text:p text:style-name="P3">Descrição da obra:</text:p>
      <text:p text:style-name="P3"/>
      <text:p text:style-name="P3"><text:s/><text:tab/><text:span text:style-name="T1">Na análise das fontes o assunto tratado é como manejar arquivos com programas na linguagem C, foram aprendidos que a maneira mais prática de se acessar um arquivo em C, é utilizando a função pré programada da biblioteca &lt;stdio.h&gt; *FILE.</text:span></text:p>
      <text:p text:style-name="P5"><text:tab/><text:span text:style-name="T1">Com o auxílio dessa função e incremento de algumas outras como, fopen, fclose, fputc, entre outras são possíveis realizar as várias operações dentro de um arquivo, como ler, escrever e emendar informações á escritas nesse arquivo.</text:span></text:p>
      <text:p text:style-name="P6"><text:tab/><text:span text:style-name="T2">Utilizando essas funções é possível lidar com o arquivo de duas formas, em forma de texto, são os arquivos que tem extensão .txt, e arquivos binários que tem uma váriação maior de extensões. Ademais você deve escolher o modo que vai abrir o arquivo na função fopen, você pode abrir em modo de leitura “r”, de escrita “w”, entre outros, vale acrescentar que esses modos servem apenas para arquivos txt, para arquivos binários é necessário ter a letra “b” na frente do modo, por exmplo “wb”, modo para escrever informações em arquivos binários.</text:span></text:p>
      <text:p text:style-name="P3"/>
      <text:p text:style-name="P3"/>
      <text:p text:style-name="Standard"><text:span text:style-name="T3">Comentários do aluno (uma opinião crítica sobre as fontes consultadas, relacionando-as – </text:span><text:span text:style-name="T4">obrigatório no mínimo 5 linhas</text:span><text:span text:style-name="T3">):</text:span></text:p>
      <text:p text:style-name="P3"><text:tab/></text:p>
      <text:p text:style-name="P3"><text:tab/><text:span text:style-name="T2">Das três fontes apresentadas eu achei a mais didática para introdução o artigo da programiz já que ele explica funções básicas para cada tipo de modo sem se aprofundar muito em detalhes técnicos que podem confundir a cabeça de alguém que está lidando com arquivos pela primeira vez, o vídeo eu até achei legal a introdução sobre o assunto porém achei ele muito no formato repeteco, talvez ele seja mais adequado para uma rápida revisão do assunto. Em contraponto dessas duas fontes o artigo da tutorialspoint explorou uma gama de funções maior que as das duas outras fontes sempre explicando-as de forma muito completa, porém ele mostra, acredito eu, quase todas as funções de uma vez o que pode ser meio confuso para um primeiro contato com o assun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style style:name="MT1" style:family="text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Footer"><text:span text:style-name="MT1">Algoritmos e Técnicas de Programação II – Noturno, 2º Sem/20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LATÓRIO-AVALIAÇÃO</dc:title>
    <dc:subject/>
    <meta:keyword/>
    <meta:initial-creator>Marcus Vinicius Maltempi</meta:initial-creator>
    <meta:creation-date>2024-08-01T12:12:00</meta:creation-date>
    <dc:date>2025-08-17T23:05:18.668482883</dc:date>
    <meta:editing-cycles>4</meta:editing-cycles>
    <meta:editing-duration>PT2M8S</meta:editing-duration>
    <meta:document-statistic meta:table-count="0" meta:image-count="0" meta:object-count="0" meta:page-count="1" meta:paragraph-count="15" meta:word-count="343" meta:character-count="2221" meta:non-whitespace-character-count="1884"/>
    <meta:generator>LibreOffice/25.2.4.3$Linux_X86_64 LibreOffice_project/520$Build-3</meta:generator>
  </office:meta>
</office:document-meta>
</file>